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SetPatternSymbol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PatternSymbol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PatternSymbol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SetPatternSymbo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icsSetPatternSymbol.GraphicsSetPatternSymbol( byte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